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1.3417in"/>
    </style:style>
    <style:style style:name="co7" style:family="table-column">
      <style:table-column-properties fo:break-before="auto" style:column-width="1.5161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eam players' result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PEARSON</text:p>
          </table:table-cell>
          <table:table-cell table:number-columns-repeated="5"/>
          <table:table-cell office:value-type="string" calcext:value-type="string">
            <text:p>NEW SPEARMAN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5v5 rating</text:p>
          </table:table-cell>
          <table:table-cell office:value-type="string" calcext:value-type="string">
            <text:p>3v3 rating</text:p>
          </table:table-cell>
          <table:table-cell office:value-type="string" calcext:value-type="string">
            <text:p>solo rating</text:p>
          </table:table-cell>
          <table:table-cell office:value-type="string" calcext:value-type="string">
            <text:p>team rating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birth_year</text:p>
          </table:table-cell>
          <table:table-cell office:value-type="float" office:value="-0.0587886" calcext:value-type="float">
            <text:p>-0.0587886</text:p>
          </table:table-cell>
          <table:table-cell office:value-type="float" office:value="-0.155219915" calcext:value-type="float">
            <text:p>-0.155219915</text:p>
          </table:table-cell>
          <table:table-cell office:value-type="float" office:value="-0.042236116" calcext:value-type="float">
            <text:p>-0.042236116</text:p>
          </table:table-cell>
          <table:table-cell office:value-type="float" office:value="-0.0611202322" calcext:value-type="float">
            <text:p>-0.0611202322</text:p>
          </table:table-cell>
          <table:table-cell table:number-columns-repeated="2"/>
          <table:table-cell table:style-name="Default" office:value-type="string" calcext:value-type="string">
            <text:p>5v5 rating</text:p>
          </table:table-cell>
          <table:table-cell table:style-name="Default" office:value-type="string" calcext:value-type="string">
            <text:p>3v3 rating</text:p>
          </table:table-cell>
          <table:table-cell table:style-name="Default" office:value-type="string" calcext:value-type="string">
            <text:p>solo rating</text:p>
          </table:table-cell>
          <table:table-cell table:style-name="Default" office:value-type="string" calcext:value-type="string">
            <text:p>team rating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N=51</text:p>
          </table:table-cell>
          <table:table-cell table:style-name="Default" office:value-type="string" calcext:value-type="string">
            <text:p>N=18</text:p>
          </table:table-cell>
          <table:table-cell table:style-name="Default" office:value-type="string" calcext:value-type="string">
            <text:p>N=47</text:p>
          </table:table-cell>
          <table:table-cell table:style-name="Default"/>
        </table:table-row>
        <table:table-row table:style-name="ro1">
          <table:table-cell office:value-type="string" calcext:value-type="string">
            <text:p>relative_5v5</text:p>
          </table:table-cell>
          <table:table-cell office:value-type="float" office:value="1" calcext:value-type="float">
            <text:p>1</text:p>
          </table:table-cell>
          <table:table-cell office:value-type="float" office:value="0.745629384" calcext:value-type="float">
            <text:p>0.745629384</text:p>
          </table:table-cell>
          <table:table-cell office:value-type="float" office:value="0.673666858" calcext:value-type="float">
            <text:p>0.673666858</text:p>
          </table:table-cell>
          <table:table-cell office:value-type="float" office:value="0.934605316" calcext:value-type="float">
            <text:p>0.934605316</text:p>
          </table:table-cell>
          <table:table-cell/>
          <table:table-cell office:value-type="string" calcext:value-type="string">
            <text:p>relative_5v5</text:p>
          </table:table-cell>
          <table:table-cell office:value-type="float" office:value="1" calcext:value-type="float">
            <text:p>1.00</text:p>
          </table:table-cell>
          <table:table-cell office:value-type="float" office:value="0.71296568" calcext:value-type="float">
            <text:p>0.71</text:p>
          </table:table-cell>
          <table:table-cell office:value-type="float" office:value="0.65479662" calcext:value-type="float">
            <text:p>0.65</text:p>
          </table:table-cell>
          <table:table-cell office:value-type="float" office:value="0.93162189" calcext:value-type="float">
            <text:p>0.93</text:p>
          </table:table-cell>
        </table:table-row>
        <table:table-row table:style-name="ro1">
          <table:table-cell office:value-type="string" calcext:value-type="string">
            <text:p>relative_3v3</text:p>
          </table:table-cell>
          <table:table-cell office:value-type="float" office:value="0.74562938" calcext:value-type="float">
            <text:p>0.74562938</text:p>
          </table:table-cell>
          <table:table-cell office:value-type="float" office:value="1" calcext:value-type="float">
            <text:p>1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0.9918955984" calcext:value-type="float">
            <text:p>0.9918955984</text:p>
          </table:table-cell>
          <table:table-cell/>
          <table:table-cell office:value-type="string" calcext:value-type="string">
            <text:p>relative_3v3</text:p>
          </table:table-cell>
          <table:table-cell office:value-type="float" office:value="0.712965682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67609182" calcext:value-type="float">
            <text:p>0.68</text:p>
          </table:table-cell>
          <table:table-cell office:value-type="float" office:value="0.98472379" calcext:value-type="float">
            <text:p>0.98</text:p>
          </table:table-cell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float" office:value="0.67366686" calcext:value-type="float">
            <text:p>0.67366686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1" calcext:value-type="float">
            <text:p>1</text:p>
          </table:table-cell>
          <table:table-cell office:value-type="float" office:value="0.6745978008" calcext:value-type="float">
            <text:p>0.6745978008</text:p>
          </table:table-cell>
          <table:table-cell/>
          <table:table-cell office:value-type="string" calcext:value-type="string">
            <text:p>relative_non_team</text:p>
          </table:table-cell>
          <table:table-cell office:value-type="float" office:value="0.65479662" calcext:value-type="float">
            <text:p>0.65</text:p>
          </table:table-cell>
          <table:table-cell office:value-type="float" office:value="0.67609182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office:value-type="float" office:value="0.63576179" calcext:value-type="float">
            <text:p>0.64</text:p>
          </table:table-cell>
        </table:table-row>
        <table:table-row table:style-name="ro1">
          <table:table-cell office:value-type="string" calcext:value-type="string">
            <text:p>team_rating</text:p>
          </table:table-cell>
          <table:table-cell office:value-type="float" office:value="0.93460532" calcext:value-type="float">
            <text:p>0.93460532</text:p>
          </table:table-cell>
          <table:table-cell office:value-type="float" office:value="0.991895598" calcext:value-type="float">
            <text:p>0.991895598</text:p>
          </table:table-cell>
          <table:table-cell office:value-type="float" office:value="0.674597801" calcext:value-type="float">
            <text:p>0.67459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am_rating</text:p>
          </table:table-cell>
          <table:table-cell office:value-type="float" office:value="0.931621895" calcext:value-type="float">
            <text:p>0.93</text:p>
          </table:table-cell>
          <table:table-cell office:value-type="float" office:value="0.98472379" calcext:value-type="float">
            <text:p>0.98</text:p>
          </table:table-cell>
          <table:table-cell office:value-type="float" office:value="0.63576179" calcext:value-type="float">
            <text:p>0.64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42</text:p>
          </table:table-cell>
          <table:table-cell office:value-type="string" calcext:value-type="string">
            <text:p>N=15</text:p>
          </table:table-cell>
          <table:table-cell office:value-type="string" calcext:value-type="string">
            <text:p>N=4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EQ_task</text:p>
          </table:table-cell>
          <table:table-cell office:value-type="float" office:value="0.112628978" calcext:value-type="float">
            <text:p>0.11</text:p>
          </table:table-cell>
          <table:table-cell table:style-name="ce3" office:value-type="float" office:value="-0.46336541" calcext:value-type="float">
            <text:p>-0.46</text:p>
          </table:table-cell>
          <table:table-cell office:value-type="float" office:value="0.13442111" calcext:value-type="float">
            <text:p>0.13</text:p>
          </table:table-cell>
          <table:table-cell office:value-type="float" office:value="-0.04522854" calcext:value-type="float">
            <text:p>-0.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Q_social</text:p>
          </table:table-cell>
          <table:table-cell office:value-type="float" office:value="-0.125258251" calcext:value-type="float">
            <text:p>-0.13</text:p>
          </table:table-cell>
          <table:table-cell table:style-name="ce3" office:value-type="float" office:value="-0.45446034" calcext:value-type="float">
            <text:p>-0.45</text:p>
          </table:table-cell>
          <table:table-cell office:value-type="float" office:value="-0.09774612" calcext:value-type="float">
            <text:p>-0.10</text:p>
          </table:table-cell>
          <table:table-cell office:value-type="float" office:value="-0.13773649" calcext:value-type="float">
            <text:p>-0.14</text:p>
          </table:table-cell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" office:value-type="float" office:value="-0.35245797" calcext:value-type="float">
            <text:p>-0.35245797</text:p>
          </table:table-cell>
          <table:table-cell office:value-type="float" office:value="-0.078922271" calcext:value-type="float">
            <text:p>-0.078922271</text:p>
          </table:table-cell>
          <table:table-cell table:style-name="ce1" office:value-type="float" office:value="-0.231115604" calcext:value-type="float">
            <text:p>-0.231115604</text:p>
          </table:table-cell>
          <table:table-cell table:style-name="ce1" office:value-type="float" office:value="-0.1814647837" calcext:value-type="float">
            <text:p>-0.1814647837</text:p>
          </table:table-cell>
          <table:table-cell/>
          <table:table-cell office:value-type="string" calcext:value-type="string">
            <text:p>mental_demand</text:p>
          </table:table-cell>
          <table:table-cell table:style-name="ce3" office:value-type="float" office:value="-0.255131858" calcext:value-type="float">
            <text:p>-0.26</text:p>
          </table:table-cell>
          <table:table-cell office:value-type="float" office:value="0.02854589" calcext:value-type="float">
            <text:p>0.03</text:p>
          </table:table-cell>
          <table:table-cell table:style-name="ce3" office:value-type="float" office:value="-0.23358854" calcext:value-type="float">
            <text:p>-0.23</text:p>
          </table:table-cell>
          <table:table-cell office:value-type="float" office:value="-0.07424521" calcext:value-type="float">
            <text:p>-0.07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table:style-name="ce1" office:value-type="float" office:value="0.19141484" calcext:value-type="float">
            <text:p>0.19141484</text:p>
          </table:table-cell>
          <table:table-cell office:value-type="float" office:value="0.128420474" calcext:value-type="float">
            <text:p>0.128420474</text:p>
          </table:table-cell>
          <table:table-cell office:value-type="float" office:value="0.063669413" calcext:value-type="float">
            <text:p>0.063669413</text:p>
          </table:table-cell>
          <table:table-cell table:style-name="ce1" office:value-type="float" office:value="0.1980324346" calcext:value-type="float">
            <text:p>0.1980324346</text:p>
          </table:table-cell>
          <table:table-cell/>
          <table:table-cell office:value-type="string" calcext:value-type="string">
            <text:p>physical_demand</text:p>
          </table:table-cell>
          <table:table-cell table:style-name="ce3" office:value-type="float" office:value="0.197424253" calcext:value-type="float">
            <text:p>0.20</text:p>
          </table:table-cell>
          <table:table-cell office:value-type="float" office:value="0.14627916" calcext:value-type="float">
            <text:p>0.15</text:p>
          </table:table-cell>
          <table:table-cell office:value-type="float" office:value="0.04965206" calcext:value-type="float">
            <text:p>0.05</text:p>
          </table:table-cell>
          <table:table-cell table:style-name="ce3" office:value-type="float" office:value="0.22372688" calcext:value-type="float">
            <text:p>0.22</text:p>
          </table:table-cell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0.02763346" calcext:value-type="float">
            <text:p>0.02763346</text:p>
          </table:table-cell>
          <table:table-cell table:style-name="ce1" office:value-type="float" office:value="-0.42477358" calcext:value-type="float">
            <text:p>-0.42477358</text:p>
          </table:table-cell>
          <table:table-cell table:style-name="ce1" office:value-type="float" office:value="-0.220179895" calcext:value-type="float">
            <text:p>-0.220179895</text:p>
          </table:table-cell>
          <table:table-cell office:value-type="float" office:value="-0.0821827759" calcext:value-type="float">
            <text:p>-0.0821827759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0.012492895" calcext:value-type="float">
            <text:p>0.01</text:p>
          </table:table-cell>
          <table:table-cell table:style-name="ce3" office:value-type="float" office:value="-0.49869024" calcext:value-type="float">
            <text:p>-0.50</text:p>
          </table:table-cell>
          <table:table-cell table:style-name="ce3" office:value-type="float" office:value="-0.20493813" calcext:value-type="float">
            <text:p>-0.20</text:p>
          </table:table-cell>
          <table:table-cell office:value-type="float" office:value="-0.0832799" calcext:value-type="float">
            <text:p>-0.08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1887164" calcext:value-type="float">
            <text:p>0.11887164</text:p>
          </table:table-cell>
          <table:table-cell table:style-name="ce1" office:value-type="float" office:value="0.425975039" calcext:value-type="float">
            <text:p>0.425975039</text:p>
          </table:table-cell>
          <table:table-cell table:style-name="ce1" office:value-type="float" office:value="0.21989324" calcext:value-type="float">
            <text:p>0.21989324</text:p>
          </table:table-cell>
          <table:table-cell table:style-name="ce1" office:value-type="float" office:value="0.1866590183" calcext:value-type="float">
            <text:p>0.1866590183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076878986" calcext:value-type="float">
            <text:p>0.08</text:p>
          </table:table-cell>
          <table:table-cell table:style-name="ce3" office:value-type="float" office:value="0.32931354" calcext:value-type="float">
            <text:p>0.33</text:p>
          </table:table-cell>
          <table:table-cell office:value-type="float" office:value="0.16439725" calcext:value-type="float">
            <text:p>0.16</text:p>
          </table:table-cell>
          <table:table-cell office:value-type="float" office:value="0.12090416" calcext:value-type="float">
            <text:p>0.12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table:style-name="ce1" office:value-type="float" office:value="-0.28442824" calcext:value-type="float">
            <text:p>-0.28442824</text:p>
          </table:table-cell>
          <table:table-cell table:style-name="ce1" office:value-type="float" office:value="0.258924283" calcext:value-type="float">
            <text:p>0.258924283</text:p>
          </table:table-cell>
          <table:table-cell office:value-type="float" office:value="-0.122076086" calcext:value-type="float">
            <text:p>-0.122076086</text:p>
          </table:table-cell>
          <table:table-cell office:value-type="float" office:value="-0.0048869486" calcext:value-type="float">
            <text:p>-0.0048869486</text:p>
          </table:table-cell>
          <table:table-cell/>
          <table:table-cell office:value-type="string" calcext:value-type="string">
            <text:p>effort</text:p>
          </table:table-cell>
          <table:table-cell table:style-name="ce3" office:value-type="float" office:value="-0.333006225" calcext:value-type="float">
            <text:p>-0.33</text:p>
          </table:table-cell>
          <table:table-cell office:value-type="float" office:value="0.16085238" calcext:value-type="float">
            <text:p>0.16</text:p>
          </table:table-cell>
          <table:table-cell office:value-type="float" office:value="-0.17989104" calcext:value-type="float">
            <text:p>-0.18</text:p>
          </table:table-cell>
          <table:table-cell office:value-type="float" office:value="-0.08245675" calcext:value-type="float">
            <text:p>-0.08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table:style-name="ce1" office:value-type="float" office:value="-0.25622564" calcext:value-type="float">
            <text:p>-0.25622564</text:p>
          </table:table-cell>
          <table:table-cell office:value-type="float" office:value="-0.091581719" calcext:value-type="float">
            <text:p>-0.091581719</text:p>
          </table:table-cell>
          <table:table-cell table:style-name="ce1" office:value-type="float" office:value="-0.219721447" calcext:value-type="float">
            <text:p>-0.219721447</text:p>
          </table:table-cell>
          <table:table-cell office:value-type="float" office:value="-0.1455097255" calcext:value-type="float">
            <text:p>-0.1455097255</text:p>
          </table:table-cell>
          <table:table-cell/>
          <table:table-cell office:value-type="string" calcext:value-type="string">
            <text:p>frustration</text:p>
          </table:table-cell>
          <table:table-cell table:style-name="ce3" office:value-type="float" office:value="-0.340181362" calcext:value-type="float">
            <text:p>-0.34</text:p>
          </table:table-cell>
          <table:table-cell office:value-type="float" office:value="-0.12029998" calcext:value-type="float">
            <text:p>-0.12</text:p>
          </table:table-cell>
          <table:table-cell table:style-name="ce3" office:value-type="float" office:value="-0.24757199" calcext:value-type="float">
            <text:p>-0.25</text:p>
          </table:table-cell>
          <table:table-cell table:style-name="ce3" office:value-type="float" office:value="-0.23171957" calcext:value-type="float">
            <text:p>-0.23</text:p>
          </table:table-cell>
        </table:table-row>
        <table:table-row table:style-name="ro1">
          <table:table-cell office:value-type="string" calcext:value-type="string">
            <text:p>task_load</text:p>
          </table:table-cell>
          <table:table-cell table:style-name="ce1" office:value-type="float" office:value="-0.19642439" calcext:value-type="float">
            <text:p>-0.19642439</text:p>
          </table:table-cell>
          <table:table-cell office:value-type="float" office:value="0.008712376" calcext:value-type="float">
            <text:p>0.008712376</text:p>
          </table:table-cell>
          <table:table-cell table:style-name="ce1" office:value-type="float" office:value="-0.179774793" calcext:value-type="float">
            <text:p>-0.179774793</text:p>
          </table:table-cell>
          <table:table-cell office:value-type="float" office:value="-0.0320127177" calcext:value-type="float">
            <text:p>-0.0320127177</text:p>
          </table:table-cell>
          <table:table-cell/>
          <table:table-cell office:value-type="string" calcext:value-type="string">
            <text:p>task_load</text:p>
          </table:table-cell>
          <table:table-cell table:style-name="ce3" office:value-type="float" office:value="-0.239500473" calcext:value-type="float">
            <text:p>-0.24</text:p>
          </table:table-cell>
          <table:table-cell office:value-type="float" office:value="-0.06108482" calcext:value-type="float">
            <text:p>-0.06</text:p>
          </table:table-cell>
          <table:table-cell office:value-type="float" office:value="-0.2113921" calcext:value-type="float">
            <text:p>-0.21</text:p>
          </table:table-cell>
          <table:table-cell office:value-type="float" office:value="-0.08633762" calcext:value-type="float">
            <text:p>-0.09</text:p>
          </table:table-cell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4" office:value-type="string" calcext:value-type="string">
            <text:p>N=40</text:p>
          </table:table-cell>
          <table:table-cell office:value-type="string" calcext:value-type="string">
            <text:p>N=15</text:p>
          </table:table-cell>
          <table:table-cell office:value-type="string" calcext:value-type="string">
            <text:p>N=38</text:p>
          </table:table-cell>
          <table:table-cell/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4941058" calcext:value-type="float">
            <text:p>-0.04941058</text:p>
          </table:table-cell>
          <table:table-cell table:style-name="ce1" office:value-type="float" office:value="-0.341593691" calcext:value-type="float">
            <text:p>-0.341593691</text:p>
          </table:table-cell>
          <table:table-cell office:value-type="float" office:value="-0.230570275" calcext:value-type="float">
            <text:p>-0.230570275</text:p>
          </table:table-cell>
          <table:table-cell office:value-type="float" office:value="-0.0920452814" calcext:value-type="float">
            <text:p>-0.0920452814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-0.187430038" calcext:value-type="float">
            <text:p>-0.19</text:p>
          </table:table-cell>
          <table:table-cell table:style-name="ce3" office:value-type="float" office:value="-0.43279882" calcext:value-type="float">
            <text:p>-0.43</text:p>
          </table:table-cell>
          <table:table-cell table:style-name="ce3" office:value-type="float" office:value="-0.45280908" calcext:value-type="float">
            <text:p>-0.45</text:p>
          </table:table-cell>
          <table:table-cell table:style-name="ce3" office:value-type="float" office:value="-0.2777396" calcext:value-type="float">
            <text:p>-0.28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03027968" calcext:value-type="float">
            <text:p>-0.03027968</text:p>
          </table:table-cell>
          <table:table-cell table:style-name="ce1" office:value-type="float" office:value="-0.486144814" calcext:value-type="float">
            <text:p>-0.486144814</text:p>
          </table:table-cell>
          <table:table-cell office:value-type="float" office:value="0.027937449" calcext:value-type="float">
            <text:p>0.027937449</text:p>
          </table:table-cell>
          <table:table-cell office:value-type="float" office:value="-0.1188604832" calcext:value-type="float">
            <text:p>-0.1188604832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71785367" calcext:value-type="float">
            <text:p>-0.17</text:p>
          </table:table-cell>
          <table:table-cell office:value-type="float" office:value="-0.342757" calcext:value-type="float">
            <text:p>-0.34</text:p>
          </table:table-cell>
          <table:table-cell office:value-type="float" office:value="-0.07953234" calcext:value-type="float">
            <text:p>-0.08</text:p>
          </table:table-cell>
          <table:table-cell office:value-type="float" office:value="-0.19014701" calcext:value-type="float">
            <text:p>-0.19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-0.22034272" calcext:value-type="float">
            <text:p>-0.22034272</text:p>
          </table:table-cell>
          <table:table-cell office:value-type="float" office:value="-0.176220292" calcext:value-type="float">
            <text:p>-0.176220292</text:p>
          </table:table-cell>
          <table:table-cell office:value-type="float" office:value="-0.189907097" calcext:value-type="float">
            <text:p>-0.189907097</text:p>
          </table:table-cell>
          <table:table-cell office:value-type="float" office:value="-0.1676886635" calcext:value-type="float">
            <text:p>-0.1676886635</text:p>
          </table:table-cell>
          <table:table-cell/>
          <table:table-cell office:value-type="string" calcext:value-type="string">
            <text:p>fl_rt_incongruent</text:p>
          </table:table-cell>
          <table:table-cell table:style-name="ce3" office:value-type="float" office:value="-0.204011364" calcext:value-type="float">
            <text:p>-0.20</text:p>
          </table:table-cell>
          <table:table-cell table:style-name="ce3" office:value-type="float" office:value="-0.28004629" calcext:value-type="float">
            <text:p>-0.28</text:p>
          </table:table-cell>
          <table:table-cell table:style-name="ce3" office:value-type="float" office:value="-0.22675938" calcext:value-type="float">
            <text:p>-0.23</text:p>
          </table:table-cell>
          <table:table-cell office:value-type="float" office:value="-0.11833649" calcext:value-type="float">
            <text:p>-0.12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02004945" calcext:value-type="float">
            <text:p>0.02004945</text:p>
          </table:table-cell>
          <table:table-cell table:style-name="ce1" office:value-type="float" office:value="0.322117355" calcext:value-type="float">
            <text:p>0.322117355</text:p>
          </table:table-cell>
          <table:table-cell table:style-name="ce1" office:value-type="float" office:value="0.333363377" calcext:value-type="float">
            <text:p>0.333363377</text:p>
          </table:table-cell>
          <table:table-cell office:value-type="float" office:value="0.1538310279" calcext:value-type="float">
            <text:p>0.1538310279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-0.126736452" calcext:value-type="float">
            <text:p>-0.13</text:p>
          </table:table-cell>
          <table:table-cell table:style-name="ce3" office:value-type="float" office:value="-0.22848224" calcext:value-type="float">
            <text:p>-0.23</text:p>
          </table:table-cell>
          <table:table-cell office:value-type="float" office:value="0.1139755" calcext:value-type="float">
            <text:p>0.11</text:p>
          </table:table-cell>
          <table:table-cell office:value-type="float" office:value="-0.18487102" calcext:value-type="float">
            <text:p>-0.18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-0.22414825" calcext:value-type="float">
            <text:p>-0.22414825</text:p>
          </table:table-cell>
          <table:table-cell table:style-name="ce1" office:value-type="float" office:value="-0.257132602" calcext:value-type="float">
            <text:p>-0.257132602</text:p>
          </table:table-cell>
          <table:table-cell office:value-type="float" office:value="-0.280751273" calcext:value-type="float">
            <text:p>-0.280751273</text:p>
          </table:table-cell>
          <table:table-cell office:value-type="float" office:value="-0.2170156965" calcext:value-type="float">
            <text:p>-0.2170156965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-0.185625019" calcext:value-type="float">
            <text:p>-0.19</text:p>
          </table:table-cell>
          <table:table-cell table:style-name="ce3" office:value-type="float" office:value="-0.48007936" calcext:value-type="float">
            <text:p>-0.48</text:p>
          </table:table-cell>
          <table:table-cell table:style-name="ce3" office:value-type="float" office:value="-0.36918479" calcext:value-type="float">
            <text:p>-0.37</text:p>
          </table:table-cell>
          <table:table-cell table:style-name="ce3" office:value-type="float" office:value="-0.23735414" calcext:value-type="float">
            <text:p>-0.24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14164743" calcext:value-type="float">
            <text:p>-0.14164743</text:p>
          </table:table-cell>
          <table:table-cell office:value-type="float" office:value="0.061631921" calcext:value-type="float">
            <text:p>0.061631921</text:p>
          </table:table-cell>
          <table:table-cell office:value-type="float" office:value="0.124758087" calcext:value-type="float">
            <text:p>0.124758087</text:p>
          </table:table-cell>
          <table:table-cell office:value-type="float" office:value="0.0289036669" calcext:value-type="float">
            <text:p>0.0289036669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-0.065067845" calcext:value-type="float">
            <text:p>-0.07</text:p>
          </table:table-cell>
          <table:table-cell office:value-type="float" office:value="0.18184824" calcext:value-type="float">
            <text:p>0.18</text:p>
          </table:table-cell>
          <table:table-cell office:value-type="float" office:value="0.08385684" calcext:value-type="float">
            <text:p>0.08</text:p>
          </table:table-cell>
          <table:table-cell office:value-type="float" office:value="0.10712827" calcext:value-type="float">
            <text:p>0.11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1408301" calcext:value-type="float">
            <text:p>0.01408301</text:p>
          </table:table-cell>
          <table:table-cell table:style-name="ce1" office:value-type="float" office:value="0.272897199" calcext:value-type="float">
            <text:p>0.272897199</text:p>
          </table:table-cell>
          <table:table-cell table:style-name="ce1" office:value-type="float" office:value="0.314594286" calcext:value-type="float">
            <text:p>0.314594286</text:p>
          </table:table-cell>
          <table:table-cell office:value-type="float" office:value="0.1282732742" calcext:value-type="float">
            <text:p>0.1282732742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-0.12221735" calcext:value-type="float">
            <text:p>-0.12</text:p>
          </table:table-cell>
          <table:table-cell office:value-type="float" office:value="-0.22677836" calcext:value-type="float">
            <text:p>-0.23</text:p>
          </table:table-cell>
          <table:table-cell office:value-type="float" office:value="0.08578092" calcext:value-type="float">
            <text:p>0.09</text:p>
          </table:table-cell>
          <table:table-cell office:value-type="float" office:value="-0.16813278" calcext:value-type="float">
            <text:p>-0.17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02156973" calcext:value-type="float">
            <text:p>-0.02156973</text:p>
          </table:table-cell>
          <table:table-cell table:style-name="ce1" office:value-type="float" office:value="-0.286710974" calcext:value-type="float">
            <text:p>-0.286710974</text:p>
          </table:table-cell>
          <table:table-cell office:value-type="float" office:value="-0.200237557" calcext:value-type="float">
            <text:p>-0.200237557</text:p>
          </table:table-cell>
          <table:table-cell office:value-type="float" office:value="-0.0541153821" calcext:value-type="float">
            <text:p>-0.0541153821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-0.187083175" calcext:value-type="float">
            <text:p>-0.19</text:p>
          </table:table-cell>
          <table:table-cell table:style-name="ce3" office:value-type="float" office:value="-0.40734006" calcext:value-type="float">
            <text:p>-0.41</text:p>
          </table:table-cell>
          <table:table-cell table:style-name="ce3" office:value-type="float" office:value="-0.46247917" calcext:value-type="float">
            <text:p>-0.46</text:p>
          </table:table-cell>
          <table:table-cell table:style-name="ce3" office:value-type="float" office:value="-0.25490673" calcext:value-type="float">
            <text:p>-0.25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0.05152011" calcext:value-type="float">
            <text:p>0.05152011</text:p>
          </table:table-cell>
          <table:table-cell table:style-name="ce1" office:value-type="float" office:value="-0.462724424" calcext:value-type="float">
            <text:p>-0.462724424</text:p>
          </table:table-cell>
          <table:table-cell office:value-type="float" office:value="0.097166078" calcext:value-type="float">
            <text:p>0.097166078</text:p>
          </table:table-cell>
          <table:table-cell office:value-type="float" office:value="-0.0362120668" calcext:value-type="float">
            <text:p>-0.0362120668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029437556" calcext:value-type="float">
            <text:p>-0.03</text:p>
          </table:table-cell>
          <table:table-cell table:style-name="ce3" office:value-type="float" office:value="-0.32955081" calcext:value-type="float">
            <text:p>-0.33</text:p>
          </table:table-cell>
          <table:table-cell office:value-type="float" office:value="0.09471284" calcext:value-type="float">
            <text:p>0.09</text:p>
          </table:table-cell>
          <table:table-cell office:value-type="float" office:value="-0.09708425" calcext:value-type="float">
            <text:p>-0.1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N=37</text:p>
          </table:table-cell>
          <table:table-cell table:style-name="ce4" office:value-type="string" calcext:value-type="string">
            <text:p>N=12</text:p>
          </table:table-cell>
          <table:table-cell office:value-type="string" calcext:value-type="string">
            <text:p>N=35</text:p>
          </table:table-cell>
          <table:table-cell/>
        </table:table-row>
        <table:table-row table:style-name="ro1">
          <table:table-cell office:value-type="string" calcext:value-type="string">
            <text:p>mr_rotated_rt</text:p>
          </table:table-cell>
          <table:table-cell table:style-name="ce1" office:value-type="float" office:value="0.19258779" calcext:value-type="float">
            <text:p>0.19258779</text:p>
          </table:table-cell>
          <table:table-cell office:value-type="float" office:value="-0.039018726" calcext:value-type="float">
            <text:p>-0.039018726</text:p>
          </table:table-cell>
          <table:table-cell table:style-name="ce1" office:value-type="float" office:value="0.181604643" calcext:value-type="float">
            <text:p>0.181604643</text:p>
          </table:table-cell>
          <table:table-cell office:value-type="float" office:value="0.1521843687" calcext:value-type="float">
            <text:p>0.1521843687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12204245" calcext:value-type="float">
            <text:p>0.12</text:p>
          </table:table-cell>
          <table:table-cell office:value-type="float" office:value="-0.10876707" calcext:value-type="float">
            <text:p>-0.11</text:p>
          </table:table-cell>
          <table:table-cell office:value-type="float" office:value="0.1902961" calcext:value-type="float">
            <text:p>0.19</text:p>
          </table:table-cell>
          <table:table-cell office:value-type="float" office:value="0.06774773" calcext:value-type="float">
            <text:p>0.07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0.02116326" calcext:value-type="float">
            <text:p>0.02116326</text:p>
          </table:table-cell>
          <table:table-cell table:style-name="ce1" office:value-type="float" office:value="0.203644209" calcext:value-type="float">
            <text:p>0.203644209</text:p>
          </table:table-cell>
          <table:table-cell office:value-type="float" office:value="0.05848092" calcext:value-type="float">
            <text:p>0.05848092</text:p>
          </table:table-cell>
          <table:table-cell office:value-type="float" office:value="0.0093303812" calcext:value-type="float">
            <text:p>0.0093303812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121834843" calcext:value-type="float">
            <text:p>0.12</text:p>
          </table:table-cell>
          <table:table-cell office:value-type="float" office:value="-0.01101231" calcext:value-type="float">
            <text:p>-0.01</text:p>
          </table:table-cell>
          <table:table-cell office:value-type="float" office:value="0.17797604" calcext:value-type="float">
            <text:p>0.18</text:p>
          </table:table-cell>
          <table:table-cell office:value-type="float" office:value="0.02084697" calcext:value-type="float">
            <text:p>0.02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1" office:value-type="float" office:value="0.33437009" calcext:value-type="float">
            <text:p>0.33437009</text:p>
          </table:table-cell>
          <table:table-cell office:value-type="float" office:value="-0.179149425" calcext:value-type="float">
            <text:p>-0.179149425</text:p>
          </table:table-cell>
          <table:table-cell table:style-name="ce1" office:value-type="float" office:value="0.215535229" calcext:value-type="float">
            <text:p>0.215535229</text:p>
          </table:table-cell>
          <table:table-cell table:style-name="ce1" office:value-type="float" office:value="0.3259544714" calcext:value-type="float">
            <text:p>0.3259544714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191116329" calcext:value-type="float">
            <text:p>0.19</text:p>
          </table:table-cell>
          <table:table-cell table:style-name="ce3" office:value-type="float" office:value="-0.29729665" calcext:value-type="float">
            <text:p>-0.30</text:p>
          </table:table-cell>
          <table:table-cell office:value-type="float" office:value="0.08016188" calcext:value-type="float">
            <text:p>0.08</text:p>
          </table:table-cell>
          <table:table-cell office:value-type="float" office:value="0.18687626" calcext:value-type="float">
            <text:p>0.19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0339875" calcext:value-type="float">
            <text:p>0.0339875</text:p>
          </table:table-cell>
          <table:table-cell table:style-name="ce1" office:value-type="float" office:value="0.250159105" calcext:value-type="float">
            <text:p>0.250159105</text:p>
          </table:table-cell>
          <table:table-cell office:value-type="float" office:value="-0.100785462" calcext:value-type="float">
            <text:p>-0.100785462</text:p>
          </table:table-cell>
          <table:table-cell office:value-type="float" office:value="0.0629714551" calcext:value-type="float">
            <text:p>0.062971455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172898571" calcext:value-type="float">
            <text:p>0.17</text:p>
          </table:table-cell>
          <table:table-cell table:style-name="ce3" office:value-type="float" office:value="0.65633012" calcext:value-type="float">
            <text:p>0.66</text:p>
          </table:table-cell>
          <table:table-cell office:value-type="float" office:value="0.04192217" calcext:value-type="float">
            <text:p>0.04</text:p>
          </table:table-cell>
          <table:table-cell office:value-type="float" office:value="0.15265151" calcext:value-type="float">
            <text:p>0.15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1470888" calcext:value-type="float">
            <text:p>0.11470888</text:p>
          </table:table-cell>
          <table:table-cell office:value-type="float" office:value="-0.137924641" calcext:value-type="float">
            <text:p>-0.137924641</text:p>
          </table:table-cell>
          <table:table-cell office:value-type="float" office:value="0.101483457" calcext:value-type="float">
            <text:p>0.101483457</text:p>
          </table:table-cell>
          <table:table-cell office:value-type="float" office:value="0.0983929775" calcext:value-type="float">
            <text:p>0.0983929775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66210713" calcext:value-type="float">
            <text:p>0.07</text:p>
          </table:table-cell>
          <table:table-cell office:value-type="float" office:value="-0.15952503" calcext:value-type="float">
            <text:p>-0.16</text:p>
          </table:table-cell>
          <table:table-cell office:value-type="float" office:value="0.09316875" calcext:value-type="float">
            <text:p>0.09</text:p>
          </table:table-cell>
          <table:table-cell office:value-type="float" office:value="0.04112092" calcext:value-type="float">
            <text:p>0.04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1165236" calcext:value-type="float">
            <text:p>-0.01165236</text:p>
          </table:table-cell>
          <table:table-cell table:style-name="ce1" office:value-type="float" office:value="0.266189508" calcext:value-type="float">
            <text:p>0.266189508</text:p>
          </table:table-cell>
          <table:table-cell office:value-type="float" office:value="-0.076178061" calcext:value-type="float">
            <text:p>-0.076178061</text:p>
          </table:table-cell>
          <table:table-cell office:value-type="float" office:value="0.0499363283" calcext:value-type="float">
            <text:p>0.049936328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06782077" calcext:value-type="float">
            <text:p>-0.01</text:p>
          </table:table-cell>
          <table:table-cell table:style-name="ce3" office:value-type="float" office:value="0.33713089" calcext:value-type="float">
            <text:p>0.34</text:p>
          </table:table-cell>
          <table:table-cell office:value-type="float" office:value="-0.03768452" calcext:value-type="float">
            <text:p>-0.04</text:p>
          </table:table-cell>
          <table:table-cell office:value-type="float" office:value="0.03414493" calcext:value-type="float">
            <text:p>0.03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4662694" calcext:value-type="float">
            <text:p>0.04662694</text:p>
          </table:table-cell>
          <table:table-cell office:value-type="float" office:value="0.070271207" calcext:value-type="float">
            <text:p>0.070271207</text:p>
          </table:table-cell>
          <table:table-cell office:value-type="float" office:value="0.100315845" calcext:value-type="float">
            <text:p>0.100315845</text:p>
          </table:table-cell>
          <table:table-cell office:value-type="float" office:value="-0.0008891936" calcext:value-type="float">
            <text:p>-0.0008891936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31256229" calcext:value-type="float">
            <text:p>0.03</text:p>
          </table:table-cell>
          <table:table-cell office:value-type="float" office:value="0.08701365" calcext:value-type="float">
            <text:p>0.09</text:p>
          </table:table-cell>
          <table:table-cell office:value-type="float" office:value="0.12596867" calcext:value-type="float">
            <text:p>0.13</text:p>
          </table:table-cell>
          <table:table-cell office:value-type="float" office:value="-0.04185377" calcext:value-type="float">
            <text:p>-0.04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4795455" calcext:value-type="float">
            <text:p>-0.04795455</text:p>
          </table:table-cell>
          <table:table-cell office:value-type="float" office:value="0.169784995" calcext:value-type="float">
            <text:p>0.169784995</text:p>
          </table:table-cell>
          <table:table-cell office:value-type="float" office:value="0.024545273" calcext:value-type="float">
            <text:p>0.024545273</text:p>
          </table:table-cell>
          <table:table-cell office:value-type="float" office:value="-0.0641164225" calcext:value-type="float">
            <text:p>-0.0641164225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005726332" calcext:value-type="float">
            <text:p>-0.01</text:p>
          </table:table-cell>
          <table:table-cell table:style-name="ce3" office:value-type="float" office:value="0.29729665" calcext:value-type="float">
            <text:p>0.30</text:p>
          </table:table-cell>
          <table:table-cell office:value-type="float" office:value="0.11607214" calcext:value-type="float">
            <text:p>0.12</text:p>
          </table:table-cell>
          <table:table-cell office:value-type="float" office:value="-0.09584024" calcext:value-type="float">
            <text:p>-0.10</text:p>
          </table:table-cell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 table:number-columns-repeated="2"/>
          <table:table-cell office:value-type="string" calcext:value-type="string">
            <text:p>N=35</text:p>
          </table:table-cell>
          <table:table-cell table:style-name="ce4" office:value-type="string" calcext:value-type="string">
            <text:p>N = 12</text:p>
          </table:table-cell>
          <table:table-cell office:value-type="string" calcext:value-type="string">
            <text:p>N = 33</text:p>
          </table:table-cell>
          <table:table-cell/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103246758" calcext:value-type="float">
            <text:p>0.10</text:p>
          </table:table-cell>
          <table:table-cell office:value-type="float" office:value="0.03409189" calcext:value-type="float">
            <text:p>0.03</text:p>
          </table:table-cell>
          <table:table-cell office:value-type="float" office:value="0.04987635" calcext:value-type="float">
            <text:p>0.05</text:p>
          </table:table-cell>
          <table:table-cell office:value-type="float" office:value="0.03009657" calcext:value-type="float">
            <text:p>0.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26</text:p>
          </table:table-cell>
          <table:table-cell office:value-type="string" calcext:value-type="string">
            <text:p>N = 12</text:p>
          </table:table-cell>
          <table:table-cell office:value-type="string" calcext:value-type="string">
            <text:p>N = 25</text:p>
          </table:table-cell>
          <table:table-cell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-0.27707523" calcext:value-type="float">
            <text:p>-0.27707523</text:p>
          </table:table-cell>
          <table:table-cell table:style-name="ce1" office:value-type="float" office:value="-0.397639636" calcext:value-type="float">
            <text:p>-0.397639636</text:p>
          </table:table-cell>
          <table:table-cell table:style-name="ce1" office:value-type="float" office:value="-0.311457598" calcext:value-type="float">
            <text:p>-0.311457598</text:p>
          </table:table-cell>
          <table:table-cell table:style-name="ce1" office:value-type="float" office:value="-0.2376696914" calcext:value-type="float">
            <text:p>-0.2376696914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34470722" calcext:value-type="float">
            <text:p>-0.13</text:p>
          </table:table-cell>
          <table:table-cell table:style-name="ce3" office:value-type="float" office:value="-0.30454779" calcext:value-type="float">
            <text:p>-0.30</text:p>
          </table:table-cell>
          <table:table-cell table:style-name="ce3" office:value-type="float" office:value="-0.29539935" calcext:value-type="float">
            <text:p>-0.30</text:p>
          </table:table-cell>
          <table:table-cell office:value-type="float" office:value="-0.07469979" calcext:value-type="float">
            <text:p>-0.07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-0.098705711" calcext:value-type="float">
            <text:p>-0.098705711</text:p>
          </table:table-cell>
          <table:table-cell office:value-type="float" office:value="0.005608718" calcext:value-type="float">
            <text:p>0.005608718</text:p>
          </table:table-cell>
          <table:table-cell office:value-type="float" office:value="0.0490637874" calcext:value-type="float">
            <text:p>0.0490637874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110534196" calcext:value-type="float">
            <text:p>0.11</text:p>
          </table:table-cell>
          <table:table-cell office:value-type="float" office:value="0.08163954" calcext:value-type="float">
            <text:p>0.08</text:p>
          </table:table-cell>
          <table:table-cell office:value-type="float" office:value="0.10494488" calcext:value-type="float">
            <text:p>0.10</text:p>
          </table:table-cell>
          <table:table-cell office:value-type="float" office:value="0.10447985" calcext:value-type="float">
            <text:p>0.10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5719564" calcext:value-type="float">
            <text:p>-0.05719564</text:p>
          </table:table-cell>
          <table:table-cell table:style-name="ce1" office:value-type="float" office:value="-0.369103314" calcext:value-type="float">
            <text:p>-0.369103314</text:p>
          </table:table-cell>
          <table:table-cell table:style-name="ce1" office:value-type="float" office:value="-0.228513157" calcext:value-type="float">
            <text:p>-0.228513157</text:p>
          </table:table-cell>
          <table:table-cell table:style-name="ce1" office:value-type="float" office:value="-0.1846850186" calcext:value-type="float">
            <text:p>-0.1846850186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-0.37574765" calcext:value-type="float">
            <text:p>-0.38</text:p>
          </table:table-cell>
          <table:table-cell office:value-type="float" office:value="-0.12214192" calcext:value-type="float">
            <text:p>-0.12</text:p>
          </table:table-cell>
          <table:table-cell office:value-type="float" office:value="-0.1553562" calcext:value-type="float">
            <text:p>-0.16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7937543" calcext:value-type="float">
            <text:p>0.07937543</text:p>
          </table:table-cell>
          <table:table-cell office:value-type="float" office:value="-0.050833528" calcext:value-type="float">
            <text:p>-0.050833528</text:p>
          </table:table-cell>
          <table:table-cell office:value-type="float" office:value="0.122382006" calcext:value-type="float">
            <text:p>0.122382006</text:p>
          </table:table-cell>
          <table:table-cell office:value-type="float" office:value="0.076027197" calcext:value-type="float">
            <text:p>0.076027197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29655775" calcext:value-type="float">
            <text:p>0.03</text:p>
          </table:table-cell>
          <table:table-cell office:value-type="float" office:value="-0.09964796" calcext:value-type="float">
            <text:p>-0.10</text:p>
          </table:table-cell>
          <table:table-cell office:value-type="float" office:value="0.01593049" calcext:value-type="float">
            <text:p>0.02</text:p>
          </table:table-cell>
          <table:table-cell office:value-type="float" office:value="0.01447574" calcext:value-type="float">
            <text:p>0.01</text:p>
          </table:table-cell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0.05628009" calcext:value-type="float">
            <text:p>0.05628009</text:p>
          </table:table-cell>
          <table:table-cell table:style-name="ce1" office:value-type="float" office:value="-0.387930005" calcext:value-type="float">
            <text:p>-0.387930005</text:p>
          </table:table-cell>
          <table:table-cell office:value-type="float" office:value="0.125109548" calcext:value-type="float">
            <text:p>0.125109548</text:p>
          </table:table-cell>
          <table:table-cell office:value-type="float" office:value="-0.0614730254" calcext:value-type="float">
            <text:p>-0.061473025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GEQ_social</text:p>
          </table:table-cell>
          <table:table-cell office:value-type="float" office:value="-0.09605754" calcext:value-type="float">
            <text:p>-0.09605754</text:p>
          </table:table-cell>
          <table:table-cell table:style-name="ce1" office:value-type="float" office:value="-0.496200765" calcext:value-type="float">
            <text:p>-0.496200765</text:p>
          </table:table-cell>
          <table:table-cell office:value-type="float" office:value="-0.11515322" calcext:value-type="float">
            <text:p>-0.11515322</text:p>
          </table:table-cell>
          <table:table-cell table:style-name="ce1" office:value-type="float" office:value="-0.1825060694" calcext:value-type="float">
            <text:p>-0.1825060694</text:p>
          </table:table-cell>
          <table:table-cell table:number-columns-repeated="2"/>
          <table:table-cell table:style-name="Default" table:number-columns-repeated="4"/>
        </table:table-row>
      </table:table>
      <table:table table:name="solo only (no team players)" table:style-name="ta1">
        <table:table-column table:style-name="co4" table:default-cell-style-name="Default"/>
        <table:table-column table:style-name="co2" table:default-cell-style-name="ce2"/>
        <table:table-row table:style-name="ro1">
          <table:table-cell/>
          <table:table-cell table:style-name="Default" office:value-type="string" calcext:value-type="string">
            <text:p>solo rating</text:p>
          </table:table-cell>
        </table:table-row>
        <table:table-row table:style-name="ro1">
          <table:table-cell office:value-type="string" calcext:value-type="string">
            <text:p>mental_demand <text:s text:c="9"/>-</text:p>
          </table:table-cell>
          <table:table-cell office:value-type="float" office:value="0.10983724" calcext:value-type="float">
            <text:p>0.11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0739723" calcext:value-type="float">
            <text:p>0.11</text:p>
          </table:table-cell>
        </table:table-row>
        <table:table-row table:style-name="ro1">
          <table:table-cell office:value-type="string" calcext:value-type="string">
            <text:p>temporal_demand <text:s text:c="7"/>-</text:p>
          </table:table-cell>
          <table:table-cell office:value-type="float" office:value="-0.06654718" calcext:value-type="float">
            <text:p>-0.07</text:p>
          </table:table-cell>
        </table:table-row>
        <table:table-row table:style-name="ro1">
          <table:table-cell office:value-type="string" calcext:value-type="string">
            <text:p>performance <text:s text:c="11"/>-</text:p>
          </table:table-cell>
          <table:table-cell office:value-type="float" office:value="0.13958314" calcext:value-type="float">
            <text:p>0.14</text:p>
          </table:table-cell>
        </table:table-row>
        <table:table-row table:style-name="ro1">
          <table:table-cell office:value-type="string" calcext:value-type="string">
            <text:p>effort <text:s text:c="16"/>-</text:p>
          </table:table-cell>
          <table:table-cell office:value-type="float" office:value="0.17558236" calcext:value-type="float">
            <text:p>0.18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14842571" calcext:value-type="float">
            <text:p>-0.15</text:p>
          </table:table-cell>
        </table:table-row>
        <table:table-row table:style-name="ro1">
          <table:table-cell office:value-type="string" calcext:value-type="string">
            <text:p>task_load <text:s text:c="13"/>-</text:p>
          </table:table-cell>
          <table:table-cell office:value-type="float" office:value="0.07663641" calcext:value-type="float">
            <text:p>0.08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102019" calcext:value-type="float">
            <text:p>-0.10</text:p>
          </table:table-cell>
        </table:table-row>
        <table:table-row table:style-name="ro1">
          <table:table-cell office:value-type="string" calcext:value-type="string">
            <text:p>fl_congruent_correct <text:s text:c="2"/>-</text:p>
          </table:table-cell>
          <table:table-cell office:value-type="float" office:value="0.0173285" calcext:value-type="float">
            <text:p>0.02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office:value-type="float" office:value="-0.07888536" calcext:value-type="float">
            <text:p>-0.08</text:p>
          </table:table-cell>
        </table:table-row>
        <table:table-row table:style-name="ro1">
          <table:table-cell office:value-type="string" calcext:value-type="string">
            <text:p>fl_incongruent_correct -</text:p>
          </table:table-cell>
          <table:table-cell office:value-type="float" office:value="-0.04898208" calcext:value-type="float">
            <text:p>-0.0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office:value-type="float" office:value="-0.09717804" calcext:value-type="float">
            <text:p>-0.10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04763134" calcext:value-type="float">
            <text:p>-0.05</text:p>
          </table:table-cell>
        </table:table-row>
        <table:table-row table:style-name="ro1">
          <table:table-cell office:value-type="string" calcext:value-type="string">
            <text:p>fl_correct <text:s text:c="12"/>-</text:p>
          </table:table-cell>
          <table:table-cell office:value-type="float" office:value="-0.04238335" calcext:value-type="float">
            <text:p>-0.04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19611999" calcext:value-type="float">
            <text:p>-0.20</text:p>
          </table:table-cell>
        </table:table-row>
        <table:table-row table:style-name="ro1">
          <table:table-cell office:value-type="string" calcext:value-type="string">
            <text:p>fl_ca_correct <text:s text:c="9"/>-</text:p>
          </table:table-cell>
          <table:table-cell office:value-type="float" office:value="-0.03055137" calcext:value-type="float">
            <text:p>-0.03</text:p>
          </table:table-cell>
        </table:table-row>
        <table:table-row table:style-name="ro1">
          <table:table-cell office:value-type="string" calcext:value-type="string">
            <text:p>mr_rotated_rt <text:s text:c="9"/>-</text:p>
          </table:table-cell>
          <table:table-cell office:value-type="float" office:value="-0.1690764" calcext:value-type="float">
            <text:p>-0.17</text:p>
          </table:table-cell>
        </table:table-row>
        <table:table-row table:style-name="ro1">
          <table:table-cell office:value-type="string" calcext:value-type="string">
            <text:p>mr_rotated_correct <text:s text:c="4"/>-</text:p>
          </table:table-cell>
          <table:table-cell office:value-type="float" office:value="-0.14509978" calcext:value-type="float">
            <text:p>-0.15</text:p>
          </table:table-cell>
        </table:table-row>
        <table:table-row table:style-name="ro1">
          <table:table-cell office:value-type="string" calcext:value-type="string">
            <text:p>mr_unrotated_rt <text:s text:c="7"/>-</text:p>
          </table:table-cell>
          <table:table-cell office:value-type="float" office:value="-0.15255672" calcext:value-type="float">
            <text:p>-0.15</text:p>
          </table:table-cell>
        </table:table-row>
        <table:table-row table:style-name="ro1">
          <table:table-cell office:value-type="string" calcext:value-type="string">
            <text:p>mr_unrotated_correct <text:s text:c="2"/>-</text:p>
          </table:table-cell>
          <table:table-cell office:value-type="float" office:value="0.07674578" calcext:value-type="float">
            <text:p>0.08</text:p>
          </table:table-cell>
        </table:table-row>
        <table:table-row table:style-name="ro1">
          <table:table-cell office:value-type="string" calcext:value-type="string">
            <text:p>mr_rt_120 <text:s text:c="13"/>-</text:p>
          </table:table-cell>
          <table:table-cell office:value-type="float" office:value="-0.03593245" calcext:value-type="float">
            <text:p>-0.04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12503158" calcext:value-type="float">
            <text:p>-0.13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-0.12617373" calcext:value-type="float">
            <text:p>-0.13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9215226" calcext:value-type="float">
            <text:p>-0.09</text:p>
          </table:table-cell>
        </table:table-row>
        <table:table-row table:style-name="ro1">
          <table:table-cell office:value-type="string" calcext:value-type="string">
            <text:p>max_correct <text:s text:c="11"/>-</text:p>
          </table:table-cell>
          <table:table-cell office:value-type="float" office:value="-0.06172526" calcext:value-type="float">
            <text:p>-0.06</text:p>
          </table:table-cell>
        </table:table-row>
        <table:table-row table:style-name="ro1">
          <table:table-cell office:value-type="string" calcext:value-type="string">
            <text:p>max_length <text:s text:c="12"/>-</text:p>
          </table:table-cell>
          <table:table-cell office:value-type="float" office:value="-0.06172526" calcext:value-type="float">
            <text:p>-0.06</text:p>
          </table:table-cell>
        </table:table-row>
        <table:table-row table:style-name="ro1">
          <table:table-cell office:value-type="string" calcext:value-type="string">
            <text:p>tol_mean_rt <text:s text:c="11"/>-</text:p>
          </table:table-cell>
          <table:table-cell office:value-type="float" office:value="0.0576191" calcext:value-type="float">
            <text:p>0.06</text:p>
          </table:table-cell>
        </table:table-row>
        <table:table-row table:style-name="ro1">
          <table:table-cell office:value-type="string" calcext:value-type="string">
            <text:p>tol_correct <text:s text:c="11"/>-</text:p>
          </table:table-cell>
          <table:table-cell office:value-type="float" office:value="-0.04724162" calcext:value-type="float">
            <text:p>-0.05</text:p>
          </table:table-cell>
        </table:table-row>
        <table:table-row table:style-name="ro1">
          <table:table-cell office:value-type="string" calcext:value-type="string">
            <text:p>tol_max <text:s text:c="15"/>-</text:p>
          </table:table-cell>
          <table:table-cell office:value-type="float" office:value="0.12037007" calcext:value-type="float">
            <text:p>0.12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10394081" calcext:value-type="float">
            <text:p>0.10</text:p>
          </table:table-cell>
        </table:table-row>
      </table:table>
      <table:table table:name="teams combined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<text:s/>team_rating</text:p>
          </table:table-cell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<text:s text:c="2"/>team_rating</text:p>
          </table:table-cell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" office:value-type="float" office:value="-0.24719898" calcext:value-type="float">
            <text:p>-0.24719898</text:p>
          </table:table-cell>
          <table:table-cell/>
          <table:table-cell office:value-type="string" calcext:value-type="string">
            <text:p>mental_demand</text:p>
          </table:table-cell>
          <table:table-cell office:value-type="float" office:value="-0.172005882" calcext:value-type="float">
            <text:p>-0.172005882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6773892" calcext:value-type="float">
            <text:p>0.16773892</text:p>
          </table:table-cell>
          <table:table-cell/>
          <table:table-cell office:value-type="string" calcext:value-type="string">
            <text:p>physical_demand</text:p>
          </table:table-cell>
          <table:table-cell office:value-type="float" office:value="0.190129512" calcext:value-type="float">
            <text:p>0.190129512</text:p>
          </table:table-cell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13116426" calcext:value-type="float">
            <text:p>-0.13116426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-0.152161571" calcext:value-type="float">
            <text:p>-0.152161571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9702951" calcext:value-type="float">
            <text:p>0.19702951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144347052" calcext:value-type="float">
            <text:p>0.144347052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0.0779305" calcext:value-type="float">
            <text:p>-0.0779305</text:p>
          </table:table-cell>
          <table:table-cell/>
          <table:table-cell office:value-type="string" calcext:value-type="string">
            <text:p>effort</text:p>
          </table:table-cell>
          <table:table-cell office:value-type="float" office:value="-0.173383707" calcext:value-type="float">
            <text:p>-0.173383707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19942233" calcext:value-type="float">
            <text:p>-0.19942233</text:p>
          </table:table-cell>
          <table:table-cell/>
          <table:table-cell office:value-type="string" calcext:value-type="string">
            <text:p>frustration</text:p>
          </table:table-cell>
          <table:table-cell table:style-name="ce1" office:value-type="float" office:value="-0.273531476" calcext:value-type="float">
            <text:p>-0.273531476</text:p>
          </table:table-cell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11724594" calcext:value-type="float">
            <text:p>-0.11724594</text:p>
          </table:table-cell>
          <table:table-cell/>
          <table:table-cell office:value-type="string" calcext:value-type="string">
            <text:p>task_load</text:p>
          </table:table-cell>
          <table:table-cell office:value-type="float" office:value="-0.190811787" calcext:value-type="float">
            <text:p>-0.190811787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8534057" calcext:value-type="float">
            <text:p>-0.08534057</text:p>
          </table:table-cell>
          <table:table-cell/>
          <table:table-cell office:value-type="string" calcext:value-type="string">
            <text:p>fl_rt_congruent</text:p>
          </table:table-cell>
          <table:table-cell table:style-name="ce1" office:value-type="float" office:value="-0.229685762" calcext:value-type="float">
            <text:p>-0.229685762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5006481" calcext:value-type="float">
            <text:p>-0.15006481</text:p>
          </table:table-cell>
          <table:table-cell/>
          <table:table-cell office:value-type="string" calcext:value-type="string">
            <text:p>fl_congruent_correct</text:p>
          </table:table-cell>
          <table:table-cell table:style-name="ce1" office:value-type="float" office:value="-0.229748444" calcext:value-type="float">
            <text:p>-0.229748444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-0.20071238" calcext:value-type="float">
            <text:p>-0.20071238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-0.176857479" calcext:value-type="float">
            <text:p>-0.176857479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12562276" calcext:value-type="float">
            <text:p>0.12562276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-0.066936325" calcext:value-type="float">
            <text:p>-0.06693632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-0.22959955" calcext:value-type="float">
            <text:p>-0.22959955</text:p>
          </table:table-cell>
          <table:table-cell/>
          <table:table-cell office:value-type="string" calcext:value-type="string">
            <text:p>fl_mean_rt</text:p>
          </table:table-cell>
          <table:table-cell table:style-name="ce1" office:value-type="float" office:value="-0.248094272" calcext:value-type="float">
            <text:p>-0.248094272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05425452" calcext:value-type="float">
            <text:p>-0.05425452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-0.003177323" calcext:value-type="float">
            <text:p>-0.003177323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9767784" calcext:value-type="float">
            <text:p>0.09767784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-0.098319119" calcext:value-type="float">
            <text:p>-0.098319119</text:p>
          </table:table-cell>
        </table:table-row>
        <table:table-row table:style-name="ro2">
          <table:table-cell office:value-type="string" calcext:value-type="string">
            <text:p>fl_ca_rt</text:p>
          </table:table-cell>
          <table:table-cell table:style-name="ce5" office:value-type="float" office:value="-0.20550331" calcext:value-type="float">
            <text:p>-0.20550331</text:p>
          </table:table-cell>
          <table:table-cell/>
          <table:table-cell office:value-type="string" calcext:value-type="string">
            <text:p>fl_ca_rt</text:p>
          </table:table-cell>
          <table:table-cell table:style-name="ce1" office:value-type="float" office:value="-0.242927777" calcext:value-type="float">
            <text:p>-0.242927777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07183966" calcext:value-type="float">
            <text:p>-0.07183966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144113583" calcext:value-type="float">
            <text:p>-0.144113583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3862022" calcext:value-type="float">
            <text:p>0.13862022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07038205" calcext:value-type="float">
            <text:p>0.07038205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0.05658309" calcext:value-type="float">
            <text:p>0.05658309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101024934" calcext:value-type="float">
            <text:p>0.101024934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1" office:value-type="float" office:value="0.22344985" calcext:value-type="float">
            <text:p>0.22344985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097704434" calcext:value-type="float">
            <text:p>0.097704434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10516071" calcext:value-type="float">
            <text:p>0.1051607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184183992" calcext:value-type="float">
            <text:p>0.184183992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05959919" calcext:value-type="float">
            <text:p>0.05959919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04357228" calcext:value-type="float">
            <text:p>0.004357228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0.06167783" calcext:value-type="float">
            <text:p>0.0616778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0.070061627" calcext:value-type="float">
            <text:p>0.070061627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3889374" calcext:value-type="float">
            <text:p>0.03889374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32140965" calcext:value-type="float">
            <text:p>0.032140965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3785301" calcext:value-type="float">
            <text:p>-0.03785301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0.031833396" calcext:value-type="float">
            <text:p>0.031833396</text:p>
          </table:table-cell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08660158" calcext:value-type="float">
            <text:p>0.08660158</text:p>
          </table:table-cell>
          <table:table-cell/>
          <table:table-cell office:value-type="string" calcext:value-type="string">
            <text:p>max_correct</text:p>
          </table:table-cell>
          <table:table-cell office:value-type="float" office:value="0.058857638" calcext:value-type="float">
            <text:p>0.058857638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08660158" calcext:value-type="float">
            <text:p>0.08660158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058857638" calcext:value-type="float">
            <text:p>0.0588576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-0.30142857" calcext:value-type="float">
            <text:p>-0.30142857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54344204" calcext:value-type="float">
            <text:p>-0.154344204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06444334" calcext:value-type="float">
            <text:p>0.06444334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126645398" calcext:value-type="float">
            <text:p>0.126645398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15947244" calcext:value-type="float">
            <text:p>-0.15947244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114270033" calcext:value-type="float">
            <text:p>-0.114270033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3070185" calcext:value-type="float">
            <text:p>0.03070185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028485217" calcext:value-type="float">
            <text:p>-0.028485217</text:p>
          </table:table-cell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-0.05627108" calcext:value-type="float">
            <text:p>-0.05627108</text:p>
          </table:table-cell>
          <table:table-cell/>
          <table:table-cell office:value-type="string" calcext:value-type="string">
            <text:p>GEQ_task</text:p>
          </table:table-cell>
          <table:table-cell office:value-type="float" office:value="-0.041800796" calcext:value-type="float">
            <text:p>-0.041800796</text:p>
          </table:table-cell>
        </table:table-row>
        <table:table-row table:style-name="ro1">
          <table:table-cell office:value-type="string" calcext:value-type="string">
            <text:p>GEQ_social</text:p>
          </table:table-cell>
          <table:table-cell table:style-name="ce1" office:value-type="float" office:value="-0.23668118" calcext:value-type="float">
            <text:p>-0.23668118</text:p>
          </table:table-cell>
          <table:table-cell/>
          <table:table-cell office:value-type="string" calcext:value-type="string">
            <text:p>GEQ_social</text:p>
          </table:table-cell>
          <table:table-cell office:value-type="float" office:value="-0.216834882" calcext:value-type="float">
            <text:p>-0.216834882</text:p>
          </table:table-cell>
        </table:table-row>
      </table:table>
      <table:table table:name="all solo playe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PEARSON</text:p>
          </table:table-cell>
          <table:table-cell table:number-columns-repeated="2"/>
          <table:table-cell office:value-type="string" calcext:value-type="string">
            <text:p>SPEARMAN</text:p>
          </table:table-cell>
          <table:table-cell table:style-name="Default" office:value-type="string" calcext:value-type="string">
            <text:p>solo rating</text:p>
          </table:table-cell>
        </table:table-row>
        <table:table-row table:style-name="ro1">
          <table:table-cell/>
          <table:table-cell office:value-type="string" calcext:value-type="string">
            <text:p>solo rating</text:p>
          </table:table-cell>
          <table:table-cell/>
          <table:table-cell office:value-type="string" calcext:value-type="string">
            <text:p>birth_year</text:p>
          </table:table-cell>
          <table:table-cell office:value-type="float" office:value="-0.027715578" calcext:value-type="float">
            <text:p>-0.03</text:p>
          </table:table-cell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tive_5v5</text:p>
          </table:table-cell>
          <table:table-cell office:value-type="float" office:value="0.65479662" calcext:value-type="float">
            <text:p>0.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 = 206</text:p>
          </table:table-cell>
          <table:table-cell/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float" office:value="-0.015390261" calcext:value-type="float">
            <text:p>-0.015390261</text:p>
          </table:table-cell>
          <table:table-cell/>
          <table:table-cell office:value-type="string" calcext:value-type="string">
            <text:p>relative_3v3</text:p>
          </table:table-cell>
          <table:table-cell office:value-type="float" office:value="0.676091825" calcext:value-type="float">
            <text:p>0.68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079719595" calcext:value-type="float">
            <text:p>0.079719595</text:p>
          </table:table-cell>
          <table:table-cell/>
          <table:table-cell office:value-type="string" calcext:value-type="string">
            <text:p>relative_non_team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14330145" calcext:value-type="float">
            <text:p>-0.14330145</text:p>
          </table:table-cell>
          <table:table-cell/>
          <table:table-cell office:value-type="string" calcext:value-type="string">
            <text:p>team_rating</text:p>
          </table:table-cell>
          <table:table-cell office:value-type="float" office:value="0.635761786" calcext:value-type="float">
            <text:p>0.64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60994391" calcext:value-type="float">
            <text:p>0.160994391</text:p>
          </table:table-cell>
          <table:table-cell/>
          <table:table-cell office:value-type="string" calcext:value-type="string">
            <text:p>mental_demand</text:p>
          </table:table-cell>
          <table:table-cell office:value-type="float" office:value="-0.002307515" calcext:value-type="float">
            <text:p>0.00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0.062865728" calcext:value-type="float">
            <text:p>0.062865728</text:p>
          </table:table-cell>
          <table:table-cell/>
          <table:table-cell office:value-type="string" calcext:value-type="string">
            <text:p>physical_demand</text:p>
          </table:table-cell>
          <table:table-cell office:value-type="float" office:value="0.051758368" calcext:value-type="float">
            <text:p>0.05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171478056" calcext:value-type="float">
            <text:p>-0.171478056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-0.140451146" calcext:value-type="float">
            <text:p>-0.14</text:p>
          </table:table-cell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02619683" calcext:value-type="float">
            <text:p>-0.02619683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156727268" calcext:value-type="float">
            <text:p>0.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=138</text:p>
          </table:table-cell>
          <table:table-cell/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85407937" calcext:value-type="float">
            <text:p>-0.085407937</text:p>
          </table:table-cell>
          <table:table-cell/>
          <table:table-cell office:value-type="string" calcext:value-type="string">
            <text:p>effort</text:p>
          </table:table-cell>
          <table:table-cell office:value-type="float" office:value="0.041749215" calcext:value-type="float">
            <text:p>0.04</text:p>
          </table:table-cell>
        </table:table-row>
        <table:table-row table:style-name="ro1">
          <table:table-cell office:value-type="string" calcext:value-type="string">
            <text:p>fl_rt_congruent_sd</text:p>
          </table:table-cell>
          <table:table-cell office:value-type="float" office:value="-0.023028589" calcext:value-type="float">
            <text:p>-0.023028589</text:p>
          </table:table-cell>
          <table:table-cell/>
          <table:table-cell office:value-type="string" calcext:value-type="string">
            <text:p>frustration</text:p>
          </table:table-cell>
          <table:table-cell office:value-type="float" office:value="-0.178895037" calcext:value-type="float">
            <text:p>-0.18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0.02970988" calcext:value-type="float">
            <text:p>0.02970988</text:p>
          </table:table-cell>
          <table:table-cell/>
          <table:table-cell office:value-type="string" calcext:value-type="string">
            <text:p>task_load</text:p>
          </table:table-cell>
          <table:table-cell office:value-type="float" office:value="-0.080864142" calcext:value-type="float">
            <text:p>-0.08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office:value-type="float" office:value="-0.081057539" calcext:value-type="float">
            <text:p>-0.081057539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-0.121709609" calcext:value-type="float">
            <text:p>-0.12</text:p>
          </table:table-cell>
        </table:table-row>
        <table:table-row table:style-name="ro1">
          <table:table-cell office:value-type="string" calcext:value-type="string">
            <text:p>fl_rt_incongruent_sd</text:p>
          </table:table-cell>
          <table:table-cell office:value-type="float" office:value="-0.100941351" calcext:value-type="float">
            <text:p>-0.100941351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0.060825429" calcext:value-type="float">
            <text:p>0.06</text:p>
          </table:table-cell>
        </table:table-row>
        <table:table-row table:style-name="ro1">
          <table:table-cell office:value-type="string" calcext:value-type="string">
            <text:p>fl_incongruent_correc</text:p>
          </table:table-cell>
          <table:table-cell office:value-type="float" office:value="0.060710304" calcext:value-type="float">
            <text:p>0.060710304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-0.004402251" calcext:value-type="float">
            <text:p>0.00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office:value-type="float" office:value="-0.104803441" calcext:value-type="float">
            <text:p>-0.104803441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0.086873295" calcext:value-type="float">
            <text:p>0.09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036839141" calcext:value-type="float">
            <text:p>-0.036839141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-0.075646804" calcext:value-type="float">
            <text:p>-0.08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6065292" calcext:value-type="float">
            <text:p>0.06065292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0.089197127" calcext:value-type="float">
            <text:p>0.09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102868674" calcext:value-type="float">
            <text:p>-0.102868674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127008848" calcext:value-type="float">
            <text:p>0.13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0.009636265" calcext:value-type="float">
            <text:p>0.009636265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-0.162929693" calcext:value-type="float">
            <text:p>-0.16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-0.031103462" calcext:value-type="float">
            <text:p>-0.031103462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0.050232909" calcext:value-type="float">
            <text:p>0.05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083134263" calcext:value-type="float">
            <text:p>-0.083134263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-0.047176926" calcext:value-type="float">
            <text:p>-0.05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-0.032192106" calcext:value-type="float">
            <text:p>-0.032192106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00125842" calcext:value-type="float">
            <text:p>0.00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054025308" calcext:value-type="float">
            <text:p>0.054025308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-0.114045331" calcext:value-type="float">
            <text:p>-0.11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011441541" calcext:value-type="float">
            <text:p>0.01144154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072432158" calcext:value-type="float">
            <text:p>0.07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125434271" calcext:value-type="float">
            <text:p>-0.125434271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11959193" calcext:value-type="float">
            <text:p>0.01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-0.020598281" calcext:value-type="float">
            <text:p>-0.020598281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48138775" calcext:value-type="float">
            <text:p>-0.05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38214719" calcext:value-type="float">
            <text:p>-0.038214719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-0.01149055" calcext:value-type="float">
            <text:p>-0.01</text:p>
          </table:table-cell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-0.034562989" calcext:value-type="float">
            <text:p>-0.034562989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0.001723428" calcext:value-type="float">
            <text:p>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 = 115</text:p>
          </table:table-cell>
          <table:table-cell/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-0.034562989" calcext:value-type="float">
            <text:p>-0.034562989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010058415" calcext:value-type="float">
            <text:p>0.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 = 87</text:p>
          </table:table-cell>
          <table:table-cell/>
        </table:table-row>
        <table:table-row table:style-name="ro1">
          <table:table-cell office:value-type="string" calcext:value-type="string">
            <text:p>tol_mean_rt</text:p>
          </table:table-cell>
          <table:table-cell office:value-type="float" office:value="-0.031167509" calcext:value-type="float">
            <text:p>-0.031167509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75000902" calcext:value-type="float">
            <text:p>-0.18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011775815" calcext:value-type="float">
            <text:p>0.011775815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088719066" calcext:value-type="float">
            <text:p>0.09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0.045010041" calcext:value-type="float">
            <text:p>0.045010041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002455221" calcext:value-type="float">
            <text:p>0.00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46320749" calcext:value-type="float">
            <text:p>0.046320749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050889623" calcext:value-type="float">
            <text:p>-0.05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 style:data-style-name="N2" text:time-value="13:46:03.885960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21:58:05.709830080</meta:creation-date>
    <dc:date>2014-11-23T16:50:23.454844396</dc:date>
    <meta:editing-duration>P1DT2H6M25S</meta:editing-duration>
    <meta:editing-cycles>20</meta:editing-cycles>
    <meta:generator>LibreOffice/4.2.7.2$Linux_X86_64 LibreOffice_project/420m0$Build-2</meta:generator>
    <meta:document-statistic meta:table-count="4" meta:cell-count="725" meta:object-count="0"/>
  </office:meta>
</office:document-meta>
</file>